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3919c1" officeooo:paragraph-rsid="003919c1"/>
    </style:style>
    <style:style style:name="P2" style:family="paragraph" style:parent-style-name="Heading_20_1" style:list-style-name=""/>
    <style:style style:name="P3" style:family="paragraph" style:parent-style-name="Heading_20_1">
      <style:text-properties officeooo:rsid="003f795f" officeooo:paragraph-rsid="003f795f"/>
    </style:style>
    <style:style style:name="P4" style:family="paragraph" style:parent-style-name="Heading_20_1">
      <style:paragraph-properties fo:break-before="page"/>
    </style:style>
    <style:style style:name="P5" style:family="paragraph" style:parent-style-name="Heading_20_2">
      <style:text-properties officeooo:paragraph-rsid="003e7668"/>
    </style:style>
    <style:style style:name="P6" style:family="paragraph" style:parent-style-name="Text_20_body" style:list-style-name="L1">
      <style:text-properties officeooo:paragraph-rsid="001dfae6"/>
    </style:style>
    <style:style style:name="P7" style:family="paragraph" style:parent-style-name="Text_20_body" style:list-style-name="L1">
      <style:text-properties officeooo:paragraph-rsid="001e6f28"/>
    </style:style>
    <style:style style:name="P8" style:family="paragraph" style:parent-style-name="Text_20_body" style:list-style-name="L1">
      <style:text-properties officeooo:rsid="001dfae6" officeooo:paragraph-rsid="001dfae6"/>
    </style:style>
    <style:style style:name="P9" style:family="paragraph" style:parent-style-name="Text_20_body" style:list-style-name="L1">
      <style:text-properties officeooo:rsid="001dfae6" officeooo:paragraph-rsid="001e6f28"/>
    </style:style>
    <style:style style:name="P10" style:family="paragraph" style:parent-style-name="Text_20_body" style:list-style-name="L1">
      <style:text-properties officeooo:rsid="001e6f28" officeooo:paragraph-rsid="001e6f28"/>
    </style:style>
    <style:style style:name="P11" style:family="paragraph" style:parent-style-name="Text_20_body" style:list-style-name="L1">
      <style:text-properties officeooo:rsid="00318634" officeooo:paragraph-rsid="00318634"/>
    </style:style>
    <style:style style:name="P12" style:family="paragraph" style:parent-style-name="Text_20_body" style:list-style-name="L2">
      <style:text-properties officeooo:paragraph-rsid="00348ead"/>
    </style:style>
    <style:style style:name="P13" style:family="paragraph" style:parent-style-name="Text_20_body" style:list-style-name="L2">
      <style:text-properties officeooo:paragraph-rsid="003531da"/>
    </style:style>
    <style:style style:name="P14" style:family="paragraph" style:parent-style-name="Text_20_body" style:list-style-name="L2">
      <style:text-properties officeooo:paragraph-rsid="00367440"/>
    </style:style>
    <style:style style:name="P15" style:family="paragraph" style:parent-style-name="Text_20_body" style:list-style-name="L2">
      <style:text-properties officeooo:rsid="00333ed1" officeooo:paragraph-rsid="00333ed1"/>
    </style:style>
    <style:style style:name="P16" style:family="paragraph" style:parent-style-name="Text_20_body" style:list-style-name="L2">
      <style:text-properties officeooo:rsid="00367440" officeooo:paragraph-rsid="00367440"/>
    </style:style>
    <style:style style:name="P17" style:family="paragraph" style:parent-style-name="Text_20_body" style:list-style-name="L3">
      <style:text-properties officeooo:paragraph-rsid="00294e6a"/>
    </style:style>
    <style:style style:name="P18" style:family="paragraph" style:parent-style-name="Text_20_body" style:list-style-name="L3">
      <style:text-properties officeooo:paragraph-rsid="0025fc24"/>
    </style:style>
    <style:style style:name="P19" style:family="paragraph" style:parent-style-name="Text_20_body" style:list-style-name="L3">
      <style:text-properties officeooo:rsid="0023f7ee" officeooo:paragraph-rsid="0023f7ee"/>
    </style:style>
    <style:style style:name="P20" style:family="paragraph" style:parent-style-name="Text_20_body" style:list-style-name="L3">
      <style:text-properties officeooo:rsid="0023f7ee" officeooo:paragraph-rsid="0025fc24"/>
    </style:style>
    <style:style style:name="P21" style:family="paragraph" style:parent-style-name="Text_20_body" style:list-style-name="L3">
      <style:text-properties officeooo:rsid="0024f39c" officeooo:paragraph-rsid="0024f39c"/>
    </style:style>
    <style:style style:name="P22" style:family="paragraph" style:parent-style-name="Text_20_body" style:list-style-name="L3">
      <style:text-properties officeooo:rsid="0024f39c" officeooo:paragraph-rsid="0025fc24"/>
    </style:style>
    <style:style style:name="P23" style:family="paragraph" style:parent-style-name="Text_20_body" style:list-style-name="L3">
      <style:text-properties officeooo:rsid="003909e9" officeooo:paragraph-rsid="003909e9"/>
    </style:style>
    <style:style style:name="P24" style:family="paragraph" style:parent-style-name="Text_20_body">
      <style:text-properties officeooo:paragraph-rsid="003919c1"/>
    </style:style>
    <style:style style:name="P25" style:family="paragraph" style:parent-style-name="Text_20_body">
      <style:text-properties officeooo:paragraph-rsid="00397e1d"/>
    </style:style>
    <style:style style:name="P26" style:family="paragraph" style:parent-style-name="Text_20_body">
      <style:text-properties officeooo:paragraph-rsid="003aea46"/>
    </style:style>
    <style:style style:name="P27" style:family="paragraph" style:parent-style-name="Text_20_body">
      <style:text-properties officeooo:paragraph-rsid="003b8c16"/>
    </style:style>
    <style:style style:name="P28" style:family="paragraph" style:parent-style-name="Text_20_body">
      <style:text-properties officeooo:paragraph-rsid="003f795f"/>
    </style:style>
    <style:style style:name="P29" style:family="paragraph" style:parent-style-name="Text_20_body">
      <style:text-properties fo:font-weight="bold" officeooo:paragraph-rsid="003f795f" style:font-weight-asian="bold" style:font-weight-complex="bold"/>
    </style:style>
    <style:style style:name="P30" style:family="paragraph" style:parent-style-name="Text_20_body">
      <style:text-properties fo:font-weight="normal" officeooo:rsid="003f795f" officeooo:paragraph-rsid="003f795f" style:font-weight-asian="normal" style:font-weight-complex="normal"/>
    </style:style>
    <style:style style:name="T1" style:family="text">
      <style:text-properties officeooo:rsid="001dfae6"/>
    </style:style>
    <style:style style:name="T2" style:family="text">
      <style:text-properties officeooo:rsid="001e6f28"/>
    </style:style>
    <style:style style:name="T3" style:family="text">
      <style:text-properties officeooo:rsid="00227a5e"/>
    </style:style>
    <style:style style:name="T4" style:family="text">
      <style:text-properties officeooo:rsid="00294e6a"/>
    </style:style>
    <style:style style:name="T5" style:family="text">
      <style:text-properties officeooo:rsid="002fa1dd"/>
    </style:style>
    <style:style style:name="T6" style:family="text">
      <style:text-properties officeooo:rsid="00318634"/>
    </style:style>
    <style:style style:name="T7" style:family="text">
      <style:text-properties officeooo:rsid="00333ed1"/>
    </style:style>
    <style:style style:name="T8" style:family="text">
      <style:text-properties officeooo:rsid="00348ead"/>
    </style:style>
    <style:style style:name="T9" style:family="text">
      <style:text-properties officeooo:rsid="003531da"/>
    </style:style>
    <style:style style:name="T10" style:family="text">
      <style:text-properties officeooo:rsid="00367440"/>
    </style:style>
    <style:style style:name="T11" style:family="text">
      <style:text-properties officeooo:rsid="0037bbdd"/>
    </style:style>
    <style:style style:name="T12" style:family="text">
      <style:text-properties officeooo:rsid="0038992c"/>
    </style:style>
    <style:style style:name="T13" style:family="text">
      <style:text-properties officeooo:rsid="0038a225"/>
    </style:style>
    <style:style style:name="T14" style:family="text">
      <style:text-properties officeooo:rsid="003909e9"/>
    </style:style>
    <style:style style:name="T15" style:family="text">
      <style:text-properties officeooo:rsid="0024f39c"/>
    </style:style>
    <style:style style:name="T16" style:family="text">
      <style:text-properties officeooo:rsid="003919c1"/>
    </style:style>
    <style:style style:name="T17" style:family="text">
      <style:text-properties officeooo:rsid="00397e1d"/>
    </style:style>
    <style:style style:name="T18" style:family="text">
      <style:text-properties officeooo:rsid="003aea46"/>
    </style:style>
    <style:style style:name="T19" style:family="text">
      <style:text-properties officeooo:rsid="003b068d"/>
    </style:style>
    <style:style style:name="T20" style:family="text">
      <style:text-properties officeooo:rsid="003b8c16"/>
    </style:style>
    <style:style style:name="T21" style:family="text">
      <style:text-properties officeooo:rsid="003f795f"/>
    </style:style>
    <style:style style:name="T22" style:family="text">
      <style:text-properties officeooo:rsid="0040afb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alysis <text:span text:style-name="T1">of the Circle</text:span></text:p>
      <text:h text:style-name="P1" text:outline-level="1">Overview</text:h>
      <text:p text:style-name="P24"><text:span text:style-name="T16">The quiz/survey </text:span><text:span text:style-name="T18">app</text:span><text:span text:style-name="T16"> has potential as part of a wider system. </text:span><text:span text:style-name="T18">I</text:span><text:span text:style-name="T16">t could be used to get feedback on courses and training materials as well as the </text:span><text:span text:style-name="T18">system</text:span><text:span text:style-name="T16"> itself. In it’s current form it gives a good way to feedback the answers, and has the flexibility to produce many more reports, including aggregations for higher level reporting if necessary. </text:span></text:p>
      <text:p text:style-name="P26"><text:span text:style-name="T16">One thin</text:span><text:span text:style-name="T17">g</text:span><text:span text:style-name="T16"> <text:s/>I think would add to the app is the ability to allow the user to respond with comments. </text:span><text:span text:style-name="T17">T</text:span><text:span text:style-name="T16">hese would require a little </text:span><text:span text:style-name="T18">extending</text:span><text:span text:style-name="T16"> of the data to accommodate this </text:span><text:span text:style-name="T17">additional payload</text:span><text:span text:style-name="T16">. Additionally the processing of the comments into useable reports would require some work (you don't want to trawl through 1000’</text:span><text:span text:style-name="T17">s</text:span><text:span text:style-name="T16"> of comments </text:span><text:span text:style-name="T18">by hand</text:span><text:span text:style-name="T16">), but I think using Natural Language Processing with Machine Learning would allow comments to be processed </text:span><text:span text:style-name="T17">into ‘Good or Bad’ </text:span><text:span text:style-name="T18">which would get better </text:span><text:span text:style-name="T17">over time </text:span><text:span text:style-name="T18">from a feedback loop. This</text:span><text:span text:style-name="T17"> would be an interesting project.</text:span></text:p>
      <text:p text:style-name="P25"><text:span text:style-name="T17">Using a file based system would not be my first choice (though I understand this was part of the development brief) (I have come from a SQL, noSQL document DB </text:span><text:span text:style-name="T18">background</text:span><text:span text:style-name="T17">). I think the bottlenecks currently will end up being around processing the “single thread” FIFO queue as it requires the output files only be used by one process at a time as in the example report file entries can be added from several surveys which could clash resolving in last save wins effectively loosing data that may be being added from a different thread. With a database such as DynamoDB as instead of a single file the data could be processed into individual records allowing multiple simultaneous posts to the database </text:span><text:span text:style-name="T18">without loss of data.</text:span></text:p>
      <text:p text:style-name="P27"><text:span text:style-name="T20">There may be a solution to the single thread issue with thefiles but I would have to look in further and make sure it’s something that could be used to work with other report outputs. </text:span></text:p>
      <text:p text:style-name="P26"><text:span text:style-name="T18">An advantage of using a file based system is AWS has come good reporting tools that can be hooked into S3 file based systems to visualise data in graph form. <text:s/>Some of these tools don’t currently work directly with DynamoDB and would require data to be extracted into something that it does work them (ironically probably files in S3) so a file based </text:span><text:span text:style-name="T19">or hybrid DB/file based </text:span><text:span text:style-name="T18">system may be the right solution.</text:span></text:p>
      <text:h text:style-name="P2" text:outline-level="1"/>
      <text:h text:style-name="P4" text:outline-level="1">Issues</text:h>
      <text:h text:style-name="Heading_20_2" text:outline-level="2">Front-end</text:h>
      <text:h text:style-name="Heading_20_3" text:outline-level="3">Issues</text:h>
      <text:list xml:id="list3289967132" text:style-name="L1">
        <text:list-item>
          <text:p text:style-name="P8">Inconsistent use of Bootstrap throughout the web application</text:p>
        </text:list-item>
        <text:list-item>
          <text:p text:style-name="P9">Accessibility/Invalid issues HTML (e.g. missing labels for input)</text:p>
        </text:list-item>
        <text:list-item>
          <text:p text:style-name="P10">Using Context for state management is OK but is quickly outgrown. <text:span text:style-name="T6">I have looked at the Context code and feel there are some issues around the re rendering of the questions, this may just be how Context works, but I don’t have any experience using it (I have always started all </text:span><text:span text:style-name="T11">my </text:span><text:span text:style-name="T6">projects with Redux </text:span><text:span text:style-name="T11">state management</text:span><text:span text:style-name="T6">)</text:span></text:p>
        </text:list-item>
        <text:list-item>
          <text:p text:style-name="P6"><text:span text:style-name="T1">No way to go back to the previous question </text:span><text:span text:style-name="T5">(this will become more annoying as quizzes longer and the user makes mistakes </text:span><text:span text:style-name="T12">or rethink their </text:span><text:span text:style-name="T13">answers</text:span><text:span text:style-name="T5">)</text:span></text:p>
        </text:list-item>
        <text:list-item>
          <text:p text:style-name="P8">No error handling when storing answers via API</text:p>
        </text:list-item>
        <text:list-item>
          <text:p text:style-name="P7"><text:span text:style-name="T5">Quiz </text:span><text:span text:style-name="T2">hard coded into application</text:span></text:p>
        </text:list-item>
        <text:list-item>
          <text:p text:style-name="P11">Source formatting is all over the place with some files using 2 spaces and others 4 there also seems to be a mixture of CRLF and LF line ends, which can cause issues when developing across mixed environments, e.g. Windows and Linux</text:p>
        </text:list-item>
      </text:list>
      <text:h text:style-name="Heading_20_3" text:outline-level="3">Actions Taken</text:h>
      <text:list xml:id="list2492542638" text:style-name="L2">
        <text:list-item>
          <text:p text:style-name="P15">Fixed the inconsistencies across the app, making use of Bootstrap/reactstrap. I did not put any effort into restyling the front end just cleaned it up so it can be styled.</text:p>
        </text:list-item>
        <text:list-item>
          <text:p text:style-name="P12"><text:span text:style-name="T7">Fixed missing labels, </text:span><text:span text:style-name="T19">ids</text:span><text:span text:style-name="T7"> and invalid HTML. To aid this I installed Axe into the browser to check the accessibility. The only issue </text:span><text:span text:style-name="T19">left </text:span><text:span text:style-name="T7">is the colour contrast on buttons </text:span><text:span text:style-name="T8">which on the Bootstrap default is only 3.9:1 but WCAG 2 AA requires it to be at least 4.5:1. This is often an issue with branded websites </text:span><text:span text:style-name="T19">as well </text:span><text:span text:style-name="T8">as many companies do not have the amount of contrast in their colour schemes needed to satisfy WCAG 2 AA </text:span><text:span text:style-name="T19">and understandably don't want to change their brand colours</text:span><text:span text:style-name="T8">.</text:span></text:p>
        </text:list-item>
        <text:list-item>
          <text:p text:style-name="P12"><text:span text:style-name="T8">Moved state management from Context to Redux. While doing this I also streamlined and removed some of <text:s/>the processing that was taking place when loading the questions and saving the answers. </text:span></text:p>
        </text:list-item>
        <text:list-item>
          <text:p text:style-name="P13"><text:span text:style-name="T9">Added </text:span><text:span text:style-name="T2"><text:s/>a ‘back’ action that pops the last element of the answers </text:span><text:span text:style-name="T9">array </text:span><text:span text:style-name="T3">and sets current question to popped answer question id. </text:span><text:span text:style-name="T9">This allows the user to go back and re answer questions differently. This is not such a big issue on the supplied quiz but could be tiresome in longer quizzes </text:span><text:span text:style-name="T19">if users miss-click etc</text:span><text:span text:style-name="T9">.</text:span></text:p>
        </text:list-item>
        <text:list-item>
          <text:p text:style-name="P13"><text:span text:style-name="T9">Added simple error handling to the saving of the answers. In the original there was no indication when any error had occurred when </text:span><text:span text:style-name="T10">when saving the quiz, added a simple Saving… text and error Alert giving the user some feedback, I have not added any way to retry, but this could be added as a button that attempts </text:span><text:span text:style-name="T19">the </text:span><text:span text:style-name="T10">call again.</text:span></text:p>
        </text:list-item>
        <text:list-item>
          <text:p text:style-name="P14"><text:soft-page-break/><text:span text:style-name="T10">Added loading of questions from file. This will allow a new quiz to be uploaded without the rebuilding and deploying of a new website. </text:span><text:span text:style-name="T19">It is l</text:span><text:span text:style-name="T10">oad from the API with some work at the back-end. </text:span></text:p>
        </text:list-item>
        <text:list-item>
          <text:p text:style-name="P16">Installed and set-up eslint to help with consistency of code formatting and to prompt where best practices are not being adhered to. This has been set up to auto format the code on save (in VS Code).</text:p>
        </text:list-item>
      </text:list>
      <text:h text:style-name="P5" text:outline-level="2">Back-end</text:h>
      <text:h text:style-name="Heading_20_3" text:outline-level="3">Issues</text:h>
      <text:list xml:id="list1639772688" text:style-name="L3">
        <text:list-item>
          <text:p text:style-name="P19">listenCapture</text:p>
          <text:list>
            <text:list-item>
              <text:p text:style-name="P19">Both GET and POST are allowed, this causes issues as GET has no Body which ends up with the function creating an empty JSON <text:span text:style-name="T14">raw </text:span>document. </text:p>
            </text:list-item>
          </text:list>
        </text:list-item>
        <text:list-item>
          <text:p text:style-name="P21"><text:span text:style-name="T4">l</text:span>istenQuestionTrigger</text:p>
          <text:list>
            <text:list-item>
              <text:p text:style-name="P17"><text:span text:style-name="T5">The system </text:span><text:span text:style-name="T4">doesn’t check the key is of the expected format, this could cause issues if someone uploads a random file into the S3 bucket. </text:span></text:p>
            </text:list-item>
          </text:list>
        </text:list-item>
        <text:list-item>
          <text:p text:style-name="P21"><text:span text:style-name="T4">l</text:span>istenDataStore</text:p>
          <text:list>
            <text:list-item>
              <text:p text:style-name="P21"><text:s/><text:span text:style-name="T5">Bug found. When saving code to report documents, array is initialised with a number of empty elements which cause empty elements to be written to the report document. </text:span><text:span text:style-name="T19">Single queue processing could cause a bottleneck but this looks to be the best way to get the correct data without adding much more complexity</text:span></text:p>
            </text:list-item>
          </text:list>
        </text:list-item>
      </text:list>
      <text:h text:style-name="Heading_20_3" text:outline-level="3">Actions Taken</text:h>
      <text:list xml:id="list112122363586898" text:continue-numbering="true" text:style-name="L3">
        <text:list-item>
          <text:p text:style-name="P20">listenCapture</text:p>
          <text:list>
            <text:list-item>
              <text:p text:style-name="P23">Used GET method on API call to load Quizzes from server. Added code to respond to GET request with quiz from new quizzes bucket, CloudFormation files changed to add new bucket and give access to ListenCapture Lambda</text:p>
            </text:list-item>
          </text:list>
        </text:list-item>
        <text:list-item>
          <text:p text:style-name="P22">listenQuestionTrigger</text:p>
          <text:list>
            <text:list-item>
              <text:p text:style-name="P18"><text:span text:style-name="T15"><text:s/></text:span><text:span text:style-name="T14">No action taken at this time</text:span></text:p>
            </text:list-item>
          </text:list>
        </text:list-item>
        <text:list-item>
          <text:p text:style-name="P22">listenDataStore</text:p>
          <text:list>
            <text:list-item>
              <text:p text:style-name="P18"><text:span text:style-name="T15"><text:s/></text:span><text:span text:style-name="T14">Fixed the bug</text:span></text:p>
            </text:list-item>
          </text:list>
        </text:list-item>
      </text:list>
      <text:h text:style-name="P3" text:outline-level="1">Installation notes</text:h>
      <text:p text:style-name="P28"><text:span text:style-name="T21">There are two additional for installation (in the root README.MD but repeated here)</text:span></text:p>
      <text:p text:style-name="P29"><text:span text:style-name="T21">Once the stack has been created upload the 0.json file from the quizzes folder </text:span><text:span text:style-name="T22">into the quizzes bucket root </text:span></text:p>
      <text:p text:style-name="P30">If this file is omitted an error message will be displayed when the client is ru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9T08:33:11.300496941</meta:creation-date>
    <dc:date>2020-06-12T11:21:21.132395456</dc:date>
    <meta:editing-duration>PT4H22M25S</meta:editing-duration>
    <meta:editing-cycles>19</meta:editing-cycles>
    <meta:generator>LibreOffice/6.4.3.2$Linux_X86_64 LibreOffice_project/40$Build-2</meta:generator>
    <meta:document-statistic meta:table-count="0" meta:image-count="0" meta:object-count="0" meta:page-count="3" meta:paragraph-count="44" meta:word-count="1126" meta:character-count="6336" meta:non-whitespace-character-count="5266"/>
  </office:meta>
</office:document-meta>
</file>